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officeooo:rsid="001328af" officeooo:paragraph-rsid="001328af"/>
    </style:style>
    <style:style style:name="P3" style:family="paragraph" style:parent-style-name="Standard">
      <style:text-properties style:font-name="FreeSerif" officeooo:rsid="00146770" officeooo:paragraph-rsid="00146770"/>
    </style:style>
    <style:style style:name="T1" style:family="text">
      <style:text-properties officeooo:rsid="001328af"/>
    </style:style>
    <style:style style:name="T2" style:family="text">
      <style:text-properties officeooo:rsid="0015b2d7"/>
    </style:style>
    <style:style style:name="T3" style:family="text">
      <style:text-properties officeooo:rsid="00171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tab/><text:tab/><text:tab/><text:tab/><text:tab/><text:span text:style-name="T1">LabEx3</text:span></text:p>
      <text:p text:style-name="P1">------------------------------------------------------------------------------------------------------------------------</text:p>
      <text:p text:style-name="P1"/>
      <text:p text:style-name="P1"/>
      <text:p text:style-name="P1"/>
      <text:p text:style-name="P2">1.</text:p>
      <text:p text:style-name="P2"/>
      <text:p text:style-name="P2">cscuser@cscuser:~$ sudo groupadd --gid 300 adminStaff</text:p>
      <text:p text:style-name="P2"/>
      <text:p text:style-name="P2">cscuser@cscuser:~$ sudo groupadd --gid 301 otherStaff</text:p>
      <text:p text:style-name="P2"/>
      <text:p text:style-name="P2">cscuser@cscuser:~$ vi /etc/group</text:p>
      <text:p text:style-name="P2">adminStaff:x:300:</text:p>
      <text:p text:style-name="P2">otherStaff:x:301:</text:p>
      <text:p text:style-name="P2"/>
      <text:p text:style-name="P2"/>
      <text:p text:style-name="P3">2.</text:p>
      <text:p text:style-name="P3"/>
      <text:p text:style-name="P3"/>
      <text:p text:style-name="P3">cscuser@cscuser:~$ sudo useradd -c "Network Administrator" -g 300 -s /bin/bash -u 200 netAdmin</text:p>
      <text:p text:style-name="P3"/>
      <text:p text:style-name="P3">cscuser@cscuser:~$ sudo passwd netAdmi<text:span text:style-name="T2">n</text:span></text:p>
      <text:p text:style-name="P3">New password: </text:p>
      <text:p text:style-name="P3">BAD PASSWORD: The password contains the user name in some form</text:p>
      <text:p text:style-name="P3">Retype new password: </text:p>
      <text:p text:style-name="P3">passwd: password updated successfully</text:p>
      <text:p text:style-name="P1"/>
      <text:p text:style-name="P1">cscuser@cscuser:~$ sudo vi /etc/shadow</text:p>
      <text:p text:style-name="P1"><text:span text:style-name="T3">n</text:span>etAdmin:$y$j9T$p9Qch1Ei4VgXimQlYNDnQ.$dHsSCKLMmrJMOKePN9z.juKsCUlDlQp.pEg6QLHKzlB:19594:0:99999:7::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09:49:17.898096827</meta:creation-date>
    <dc:date>2023-08-25T11:05:12.196945711</dc:date>
    <meta:editing-duration>PT24M5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65" meta:character-count="714" meta:non-whitespace-character-count="660"/>
  </office:meta>
</office:document-meta>
</file>